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083in"/>
    </style:style>
    <style:style style:name="co2" style:family="table-column">
      <style:table-column-properties fo:break-before="auto" style:column-width="1.4402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1.5335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_results" table:style-name="ta1">
        <table:shapes>
          <draw:frame draw:z-index="0" draw:style-name="gr1" draw:text-style-name="P1" svg:width="6.2988in" svg:height="3.5429in" svg:x="2.5161in" svg:y="12.3693in">
            <draw:object draw:notify-on-update-of-ranges="bench_results.C15:bench_results.C15 bench_results.C16:bench_results.C33 bench_results.A16:bench_results.A16 bench_results.D16:bench_results.D33 bench_results.A62:bench_results.A62 bench_results.D62:bench_results.D68 bench_results.C62:bench_results.C68 bench_results.A34:bench_results.A34 bench_results.D34:bench_results.D43 bench_results.C34:bench_results.C43 bench_results.C44:bench_results.C61 bench_results.A44:bench_results.A44 bench_results.D44:bench_results.D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BONSAI PROVER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2 vs VAR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circuit</text:p>
          </table:table-cell>
          <table:table-cell table:style-name="ce1" office:value-type="string" calcext:value-type="string">
            <text:p><text:s/>(consumed, created)</text:p>
          </table:table-cell>
          <table:table-cell table:style-name="ce1" office:value-type="string" calcext:value-type="string">
            <text:p><text:s/>resources</text:p>
          </table:table-cell>
          <table:table-cell table:style-name="ce1" office:value-type="string" calcext:value-type="string">
            <text:p><text:s/>proving time</text:p>
          </table:table-cell>
          <table:table-cell table:style-name="ce1" office:value-type="string" calcext:value-type="string">
            <text:p><text:s/>#cu</text:p>
          </table:table-cell>
          <table:table-cell table:style-name="ce1" office:value-type="string" calcext:value-type="string">
            <text:p><text:s/>padding overhead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2 sized</text:p>
          </table:table-cell>
          <table:table-cell office:value-type="string" calcext:value-type="string">
            <text:p><text:s/>(1, 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457182298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n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1, 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.430059181s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 sized</text:p>
          </table:table-cell>
          <table:table-cell office:value-type="string" calcext:value-type="string">
            <text:p><text:s/>(2, 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6.866941109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.716735277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2, 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5.357052552s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 sized</text:p>
          </table:table-cell>
          <table:table-cell office:value-type="string" calcext:value-type="string">
            <text:p><text:s/>(2, 2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.885114226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n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2, 2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5.587812528s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 sized</text:p>
          </table:table-cell>
          <table:table-cell office:value-type="string" calcext:value-type="string">
            <text:p><text:s/>(4, 4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43.110295019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n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4, 4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5.82804433s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 sized</text:p>
          </table:table-cell>
          <table:table-cell office:value-type="string" calcext:value-type="string">
            <text:p><text:s/>(7, 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73.768590046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31.615110018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7, 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5.560026139s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VAR vs SIGMABUS</text:p>
          </table:table-cell>
          <table:table-cell table:style-name="ce1" table:number-columns-repeated="16382"/>
        </table:table-row>
        <table:table-row table:style-name="ro1">
          <table:table-cell table:style-name="ce1" office:value-type="string" calcext:value-type="string">
            <text:p>circuit</text:p>
          </table:table-cell>
          <table:table-cell table:style-name="ce1" office:value-type="string" calcext:value-type="string">
            <text:p><text:s/>(consumed, created)</text:p>
          </table:table-cell>
          <table:table-cell table:style-name="ce1" office:value-type="string" calcext:value-type="string">
            <text:p><text:s/>resources</text:p>
          </table:table-cell>
          <table:table-cell table:style-name="ce1" office:value-type="string" calcext:value-type="string">
            <text:p><text:s/>proving time (secs)</text:p>
          </table:table-cell>
          <table:table-cell table:style-name="ce1" office:value-type="string" calcext:value-type="string">
            <text:p><text:s/>#cu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1, 1)</text:p>
          </table:table-cell>
          <table:table-cell office:value-type="float" office:value="2" calcext:value-type="float">
            <text:p>2</text:p>
          </table:table-cell>
          <table:table-cell office:value-type="float" office:value="10.957011365" calcext:value-type="float">
            <text:p>10.957011365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3, 1)</text:p>
          </table:table-cell>
          <table:table-cell office:value-type="float" office:value="4" calcext:value-type="float">
            <text:p>4</text:p>
          </table:table-cell>
          <table:table-cell office:value-type="float" office:value="12.08862979" calcext:value-type="float">
            <text:p>12.08862979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7, 1)</text:p>
          </table:table-cell>
          <table:table-cell office:value-type="float" office:value="8" calcext:value-type="float">
            <text:p>8</text:p>
          </table:table-cell>
          <table:table-cell office:value-type="float" office:value="14.539981003" calcext:value-type="float">
            <text:p>14.539981003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15, 1)</text:p>
          </table:table-cell>
          <table:table-cell office:value-type="float" office:value="16" calcext:value-type="float">
            <text:p>16</text:p>
          </table:table-cell>
          <table:table-cell office:value-type="float" office:value="16.581277906" calcext:value-type="float">
            <text:p>16.581277906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23, 1)</text:p>
          </table:table-cell>
          <table:table-cell office:value-type="float" office:value="24" calcext:value-type="float">
            <text:p>24</text:p>
          </table:table-cell>
          <table:table-cell office:value-type="float" office:value="19.426216994" calcext:value-type="float">
            <text:p>19.426216994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31, 1)</text:p>
          </table:table-cell>
          <table:table-cell office:value-type="float" office:value="32" calcext:value-type="float">
            <text:p>32</text:p>
          </table:table-cell>
          <table:table-cell office:value-type="float" office:value="17.712284759" calcext:value-type="float">
            <text:p>17.712284759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39, 1)</text:p>
          </table:table-cell>
          <table:table-cell office:value-type="float" office:value="40" calcext:value-type="float">
            <text:p>40</text:p>
          </table:table-cell>
          <table:table-cell office:value-type="float" office:value="18.025869831" calcext:value-type="float">
            <text:p>18.025869831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47, 1)</text:p>
          </table:table-cell>
          <table:table-cell office:value-type="float" office:value="48" calcext:value-type="float">
            <text:p>48</text:p>
          </table:table-cell>
          <table:table-cell office:value-type="float" office:value="20.072421964" calcext:value-type="float">
            <text:p>20.072421964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55, 1)</text:p>
          </table:table-cell>
          <table:table-cell office:value-type="float" office:value="56" calcext:value-type="float">
            <text:p>56</text:p>
          </table:table-cell>
          <table:table-cell office:value-type="float" office:value="22.425434252" calcext:value-type="float">
            <text:p>22.425434252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63, 1)</text:p>
          </table:table-cell>
          <table:table-cell office:value-type="float" office:value="64" calcext:value-type="float">
            <text:p>64</text:p>
          </table:table-cell>
          <table:table-cell office:value-type="float" office:value="21.615021481" calcext:value-type="float">
            <text:p>21.615021481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71, 1)</text:p>
          </table:table-cell>
          <table:table-cell office:value-type="float" office:value="72" calcext:value-type="float">
            <text:p>72</text:p>
          </table:table-cell>
          <table:table-cell office:value-type="float" office:value="20.685416582" calcext:value-type="float">
            <text:p>20.685416582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79, 1)</text:p>
          </table:table-cell>
          <table:table-cell office:value-type="float" office:value="80" calcext:value-type="float">
            <text:p>80</text:p>
          </table:table-cell>
          <table:table-cell office:value-type="float" office:value="20.896958737" calcext:value-type="float">
            <text:p>20.896958737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87, 1)</text:p>
          </table:table-cell>
          <table:table-cell office:value-type="float" office:value="88" calcext:value-type="float">
            <text:p>88</text:p>
          </table:table-cell>
          <table:table-cell office:value-type="float" office:value="25.497670134" calcext:value-type="float">
            <text:p>25.497670134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95, 1)</text:p>
          </table:table-cell>
          <table:table-cell office:value-type="float" office:value="96" calcext:value-type="float">
            <text:p>96</text:p>
          </table:table-cell>
          <table:table-cell office:value-type="float" office:value="26.792067381" calcext:value-type="float">
            <text:p>26.792067381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103, 1)</text:p>
          </table:table-cell>
          <table:table-cell office:value-type="float" office:value="104" calcext:value-type="float">
            <text:p>104</text:p>
          </table:table-cell>
          <table:table-cell office:value-type="float" office:value="28.877368029" calcext:value-type="float">
            <text:p>28.877368029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111, 1)</text:p>
          </table:table-cell>
          <table:table-cell office:value-type="float" office:value="112" calcext:value-type="float">
            <text:p>112</text:p>
          </table:table-cell>
          <table:table-cell office:value-type="float" office:value="29.69473442" calcext:value-type="float">
            <text:p>29.69473442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119, 1)</text:p>
          </table:table-cell>
          <table:table-cell office:value-type="float" office:value="120" calcext:value-type="float">
            <text:p>120</text:p>
          </table:table-cell>
          <table:table-cell office:value-type="float" office:value="30.478664665" calcext:value-type="float">
            <text:p>30.478664665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<text:s/>(127, 1)</text:p>
          </table:table-cell>
          <table:table-cell office:value-type="float" office:value="128" calcext:value-type="float">
            <text:p>128</text:p>
          </table:table-cell>
          <table:table-cell office:value-type="float" office:value="42.190190895" calcext:value-type="float">
            <text:p>42.190190895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64</text:p>
          </table:table-cell>
          <table:table-cell office:value-type="string" calcext:value-type="string">
            <text:p><text:s/>(1, 1)</text:p>
          </table:table-cell>
          <table:table-cell office:value-type="float" office:value="2" calcext:value-type="float">
            <text:p>2</text:p>
          </table:table-cell>
          <table:table-cell office:value-type="float" office:value="15.99530891" calcext:value-type="float">
            <text:p>15.99530891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64</text:p>
          </table:table-cell>
          <table:table-cell office:value-type="string" calcext:value-type="string">
            <text:p><text:s/>(3, 1)</text:p>
          </table:table-cell>
          <table:table-cell office:value-type="float" office:value="4" calcext:value-type="float">
            <text:p>4</text:p>
          </table:table-cell>
          <table:table-cell office:value-type="float" office:value="14.135680075" calcext:value-type="float">
            <text:p>14.135680075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64</text:p>
          </table:table-cell>
          <table:table-cell office:value-type="string" calcext:value-type="string">
            <text:p><text:s/>(7, 1)</text:p>
          </table:table-cell>
          <table:table-cell office:value-type="float" office:value="8" calcext:value-type="float">
            <text:p>8</text:p>
          </table:table-cell>
          <table:table-cell office:value-type="float" office:value="15.254001775" calcext:value-type="float">
            <text:p>15.254001775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64</text:p>
          </table:table-cell>
          <table:table-cell office:value-type="string" calcext:value-type="string">
            <text:p><text:s/>(15, 1)</text:p>
          </table:table-cell>
          <table:table-cell office:value-type="float" office:value="16" calcext:value-type="float">
            <text:p>16</text:p>
          </table:table-cell>
          <table:table-cell office:value-type="float" office:value="15.88934248" calcext:value-type="float">
            <text:p>15.88934248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64</text:p>
          </table:table-cell>
          <table:table-cell office:value-type="string" calcext:value-type="string">
            <text:p><text:s/>(23, 1)</text:p>
          </table:table-cell>
          <table:table-cell office:value-type="float" office:value="24" calcext:value-type="float">
            <text:p>24</text:p>
          </table:table-cell>
          <table:table-cell office:value-type="float" office:value="16.935671882" calcext:value-type="float">
            <text:p>16.935671882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64</text:p>
          </table:table-cell>
          <table:table-cell office:value-type="string" calcext:value-type="string">
            <text:p><text:s/>(31, 1)</text:p>
          </table:table-cell>
          <table:table-cell office:value-type="float" office:value="32" calcext:value-type="float">
            <text:p>32</text:p>
          </table:table-cell>
          <table:table-cell office:value-type="float" office:value="19.806092498" calcext:value-type="float">
            <text:p>19.806092498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64</text:p>
          </table:table-cell>
          <table:table-cell office:value-type="string" calcext:value-type="string">
            <text:p><text:s/>(39, 1)</text:p>
          </table:table-cell>
          <table:table-cell office:value-type="float" office:value="40" calcext:value-type="float">
            <text:p>40</text:p>
          </table:table-cell>
          <table:table-cell office:value-type="float" office:value="14.028571989" calcext:value-type="float">
            <text:p>14.028571989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64</text:p>
          </table:table-cell>
          <table:table-cell office:value-type="string" calcext:value-type="string">
            <text:p><text:s/>(47, 1)</text:p>
          </table:table-cell>
          <table:table-cell office:value-type="float" office:value="48" calcext:value-type="float">
            <text:p>48</text:p>
          </table:table-cell>
          <table:table-cell office:value-type="float" office:value="15.06326645" calcext:value-type="float">
            <text:p>15.06326645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64</text:p>
          </table:table-cell>
          <table:table-cell office:value-type="string" calcext:value-type="string">
            <text:p><text:s/>(55, 1)</text:p>
          </table:table-cell>
          <table:table-cell office:value-type="float" office:value="56" calcext:value-type="float">
            <text:p>56</text:p>
          </table:table-cell>
          <table:table-cell office:value-type="float" office:value="13.852327753" calcext:value-type="float">
            <text:p>13.852327753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64</text:p>
          </table:table-cell>
          <table:table-cell office:value-type="string" calcext:value-type="string">
            <text:p><text:s/>(63, 1)</text:p>
          </table:table-cell>
          <table:table-cell office:value-type="float" office:value="64" calcext:value-type="float">
            <text:p>64</text:p>
          </table:table-cell>
          <table:table-cell office:value-type="float" office:value="17.145104143" calcext:value-type="float">
            <text:p>17.145104143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128</text:p>
          </table:table-cell>
          <table:table-cell office:value-type="string" calcext:value-type="string">
            <text:p><text:s/>(1, 1)</text:p>
          </table:table-cell>
          <table:table-cell office:value-type="float" office:value="2" calcext:value-type="float">
            <text:p>2</text:p>
          </table:table-cell>
          <table:table-cell office:value-type="float" office:value="17.305166686" calcext:value-type="float">
            <text:p>17.305166686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128</text:p>
          </table:table-cell>
          <table:table-cell office:value-type="string" calcext:value-type="string">
            <text:p><text:s/>(3, 1)</text:p>
          </table:table-cell>
          <table:table-cell office:value-type="float" office:value="4" calcext:value-type="float">
            <text:p>4</text:p>
          </table:table-cell>
          <table:table-cell office:value-type="float" office:value="16.377595865" calcext:value-type="float">
            <text:p>16.377595865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128</text:p>
          </table:table-cell>
          <table:table-cell office:value-type="string" calcext:value-type="string">
            <text:p><text:s/>(7, 1)</text:p>
          </table:table-cell>
          <table:table-cell office:value-type="float" office:value="8" calcext:value-type="float">
            <text:p>8</text:p>
          </table:table-cell>
          <table:table-cell office:value-type="float" office:value="13.427358583" calcext:value-type="float">
            <text:p>13.427358583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128</text:p>
          </table:table-cell>
          <table:table-cell office:value-type="string" calcext:value-type="string">
            <text:p><text:s/>(15, 1)</text:p>
          </table:table-cell>
          <table:table-cell office:value-type="float" office:value="16" calcext:value-type="float">
            <text:p>16</text:p>
          </table:table-cell>
          <table:table-cell office:value-type="float" office:value="14.055083414" calcext:value-type="float">
            <text:p>14.055083414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128</text:p>
          </table:table-cell>
          <table:table-cell office:value-type="string" calcext:value-type="string">
            <text:p><text:s/>(23, 1)</text:p>
          </table:table-cell>
          <table:table-cell office:value-type="float" office:value="24" calcext:value-type="float">
            <text:p>24</text:p>
          </table:table-cell>
          <table:table-cell office:value-type="float" office:value="15.774642259" calcext:value-type="float">
            <text:p>15.774642259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128</text:p>
          </table:table-cell>
          <table:table-cell office:value-type="string" calcext:value-type="string">
            <text:p><text:s/>(31, 1)</text:p>
          </table:table-cell>
          <table:table-cell office:value-type="float" office:value="32" calcext:value-type="float">
            <text:p>32</text:p>
          </table:table-cell>
          <table:table-cell office:value-type="float" office:value="16.278652426" calcext:value-type="float">
            <text:p>16.278652426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128</text:p>
          </table:table-cell>
          <table:table-cell office:value-type="string" calcext:value-type="string">
            <text:p><text:s/>(39, 1)</text:p>
          </table:table-cell>
          <table:table-cell office:value-type="float" office:value="40" calcext:value-type="float">
            <text:p>40</text:p>
          </table:table-cell>
          <table:table-cell office:value-type="float" office:value="17.198951583" calcext:value-type="float">
            <text:p>17.198951583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128</text:p>
          </table:table-cell>
          <table:table-cell office:value-type="string" calcext:value-type="string">
            <text:p><text:s/>(47, 1)</text:p>
          </table:table-cell>
          <table:table-cell office:value-type="float" office:value="48" calcext:value-type="float">
            <text:p>48</text:p>
          </table:table-cell>
          <table:table-cell office:value-type="float" office:value="15.253762502" calcext:value-type="float">
            <text:p>15.253762502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128</text:p>
          </table:table-cell>
          <table:table-cell office:value-type="string" calcext:value-type="string">
            <text:p><text:s/>(55, 1)</text:p>
          </table:table-cell>
          <table:table-cell office:value-type="float" office:value="56" calcext:value-type="float">
            <text:p>56</text:p>
          </table:table-cell>
          <table:table-cell office:value-type="float" office:value="14.770781969" calcext:value-type="float">
            <text:p>14.770781969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128</text:p>
          </table:table-cell>
          <table:table-cell office:value-type="string" calcext:value-type="string">
            <text:p><text:s/>(63, 1)</text:p>
          </table:table-cell>
          <table:table-cell office:value-type="float" office:value="64" calcext:value-type="float">
            <text:p>64</text:p>
          </table:table-cell>
          <table:table-cell office:value-type="float" office:value="16.347780559" calcext:value-type="float">
            <text:p>16.347780559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128</text:p>
          </table:table-cell>
          <table:table-cell office:value-type="string" calcext:value-type="string">
            <text:p><text:s/>(71, 1)</text:p>
          </table:table-cell>
          <table:table-cell office:value-type="float" office:value="72" calcext:value-type="float">
            <text:p>72</text:p>
          </table:table-cell>
          <table:table-cell office:value-type="float" office:value="14.846441985" calcext:value-type="float">
            <text:p>14.846441985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128</text:p>
          </table:table-cell>
          <table:table-cell office:value-type="string" calcext:value-type="string">
            <text:p><text:s/>(79, 1)</text:p>
          </table:table-cell>
          <table:table-cell office:value-type="float" office:value="80" calcext:value-type="float">
            <text:p>80</text:p>
          </table:table-cell>
          <table:table-cell office:value-type="float" office:value="14.942201661" calcext:value-type="float">
            <text:p>14.942201661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128</text:p>
          </table:table-cell>
          <table:table-cell office:value-type="string" calcext:value-type="string">
            <text:p><text:s/>(87, 1)</text:p>
          </table:table-cell>
          <table:table-cell office:value-type="float" office:value="88" calcext:value-type="float">
            <text:p>88</text:p>
          </table:table-cell>
          <table:table-cell office:value-type="float" office:value="16.839065503" calcext:value-type="float">
            <text:p>16.839065503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128</text:p>
          </table:table-cell>
          <table:table-cell office:value-type="string" calcext:value-type="string">
            <text:p><text:s/>(95, 1)</text:p>
          </table:table-cell>
          <table:table-cell office:value-type="float" office:value="96" calcext:value-type="float">
            <text:p>96</text:p>
          </table:table-cell>
          <table:table-cell office:value-type="float" office:value="16.783973337" calcext:value-type="float">
            <text:p>16.783973337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128</text:p>
          </table:table-cell>
          <table:table-cell office:value-type="string" calcext:value-type="string">
            <text:p><text:s/>(103, 1)</text:p>
          </table:table-cell>
          <table:table-cell office:value-type="float" office:value="104" calcext:value-type="float">
            <text:p>104</text:p>
          </table:table-cell>
          <table:table-cell office:value-type="float" office:value="18.738731587" calcext:value-type="float">
            <text:p>18.738731587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128</text:p>
          </table:table-cell>
          <table:table-cell office:value-type="string" calcext:value-type="string">
            <text:p><text:s/>(111, 1)</text:p>
          </table:table-cell>
          <table:table-cell office:value-type="float" office:value="112" calcext:value-type="float">
            <text:p>112</text:p>
          </table:table-cell>
          <table:table-cell office:value-type="float" office:value="15.601439722" calcext:value-type="float">
            <text:p>15.601439722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128</text:p>
          </table:table-cell>
          <table:table-cell office:value-type="string" calcext:value-type="string">
            <text:p><text:s/>(119, 1)</text:p>
          </table:table-cell>
          <table:table-cell office:value-type="float" office:value="120" calcext:value-type="float">
            <text:p>120</text:p>
          </table:table-cell>
          <table:table-cell office:value-type="float" office:value="17.917137343" calcext:value-type="float">
            <text:p>17.917137343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gmabus-128</text:p>
          </table:table-cell>
          <table:table-cell office:value-type="string" calcext:value-type="string">
            <text:p><text:s/>(127, 1)</text:p>
          </table:table-cell>
          <table:table-cell office:value-type="float" office:value="128" calcext:value-type="float">
            <text:p>128</text:p>
          </table:table-cell>
          <table:table-cell office:value-type="float" office:value="17.203005851" calcext:value-type="float">
            <text:p>17.203005851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 sized (fully unaligned)</text:p>
          </table:table-cell>
          <table:table-cell office:value-type="string" calcext:value-type="string">
            <text:p><text:s/>(1, 1)</text:p>
          </table:table-cell>
          <table:table-cell office:value-type="float" office:value="2" calcext:value-type="float">
            <text:p>2</text:p>
          </table:table-cell>
          <table:table-cell office:value-type="float" office:value="12.798372576" calcext:value-type="float">
            <text:p>12.798372576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 sized</text:p>
          </table:table-cell>
          <table:table-cell office:value-type="string" calcext:value-type="string">
            <text:p><text:s/>(2, 1)</text:p>
          </table:table-cell>
          <table:table-cell office:value-type="float" office:value="3" calcext:value-type="float">
            <text:p>3</text:p>
          </table:table-cell>
          <table:table-cell office:value-type="float" office:value="22.628473106" calcext:value-type="float">
            <text:p>22.628473106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 sized</text:p>
          </table:table-cell>
          <table:table-cell office:value-type="string" calcext:value-type="string">
            <text:p><text:s/>(3, 1)</text:p>
          </table:table-cell>
          <table:table-cell office:value-type="float" office:value="4" calcext:value-type="float">
            <text:p>4</text:p>
          </table:table-cell>
          <table:table-cell office:value-type="float" office:value="33.611510201" calcext:value-type="float">
            <text:p>33.61151020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 sized</text:p>
          </table:table-cell>
          <table:table-cell office:value-type="string" calcext:value-type="string">
            <text:p><text:s/>(4, 1)</text:p>
          </table:table-cell>
          <table:table-cell office:value-type="float" office:value="5" calcext:value-type="float">
            <text:p>5</text:p>
          </table:table-cell>
          <table:table-cell office:value-type="float" office:value="42.88552393" calcext:value-type="float">
            <text:p>42.8855239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 sized</text:p>
          </table:table-cell>
          <table:table-cell office:value-type="string" calcext:value-type="string">
            <text:p><text:s/>(5, 1)</text:p>
          </table:table-cell>
          <table:table-cell office:value-type="float" office:value="6" calcext:value-type="float">
            <text:p>6</text:p>
          </table:table-cell>
          <table:table-cell office:value-type="float" office:value="58.472354997" calcext:value-type="float">
            <text:p>58.472354997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 sized</text:p>
          </table:table-cell>
          <table:table-cell office:value-type="string" calcext:value-type="string">
            <text:p><text:s/>(6, 1)</text:p>
          </table:table-cell>
          <table:table-cell office:value-type="float" office:value="7" calcext:value-type="float">
            <text:p>7</text:p>
          </table:table-cell>
          <table:table-cell office:value-type="float" office:value="62.871186083" calcext:value-type="float">
            <text:p>62.87118608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 sized</text:p>
          </table:table-cell>
          <table:table-cell office:value-type="string" calcext:value-type="string">
            <text:p><text:s/>(7, 1)</text:p>
          </table:table-cell>
          <table:table-cell office:value-type="float" office:value="8" calcext:value-type="float">
            <text:p>8</text:p>
          </table:table-cell>
          <table:table-cell office:value-type="float" office:value="82.535097074" calcext:value-type="float">
            <text:p>82.535097074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0T16:33:26.412690455</dc:date>
    <meta:editing-duration>PT1H4M57S</meta:editing-duration>
    <meta:editing-cycles>2</meta:editing-cycles>
    <meta:generator>LibreOffice/24.2.7.2$Linux_X86_64 LibreOffice_project/420$Build-2</meta:generator>
    <meta:document-statistic meta:table-count="1" meta:cell-count="33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12.007cm" svg:y="2.562cm" chart:style-name="ch2">
          <text:p>compliance unit type:</text:p>
        </chart:subtitle>
        <chart:legend chart:legend-position="end" svg:x="11.058cm" svg:y="3.454cm" style:legend-expansion="high" chart:style-name="ch3"/>
        <chart:plot-area chart:style-name="ch4" table:cell-range-address="bench_results.C15:bench_results.C33 bench_results.A16:bench_results.A16 bench_results.D16:bench_results.D61 bench_results.A62:bench_results.A62 bench_results.D62:bench_results.D68 bench_results.A34:bench_results.A34 bench_results.A44:bench_results.A44" chart:data-source-has-labels="row" svg:x="1.331cm" svg:y="1.043cm" svg:width="9.407cm" svg:height="6.796cm">
          <chart:coordinate-region svg:x="1.952cm" svg:y="1.242cm" svg:width="8.506cm" svg:height="5.95cm"/>
          <chart:axis chart:dimension="x" chart:name="primary-x" chart:style-name="ch5">
            <chart:title svg:x="4.429cm" svg:y="8.019cm" chart:style-name="ch6">
              <text:p>resources in an action</text:p>
            </chart:title>
          </chart:axis>
          <chart:axis chart:dimension="y" chart:name="primary-y" chart:style-name="ch7">
            <chart:title svg:x="0.451cm" svg:y="6.218cm" chart:style-name="ch8">
              <text:p>prove compliance (secs)</text:p>
            </chart:title>
            <chart:grid chart:style-name="ch9" chart:class="major"/>
          </chart:axis>
          <chart:series chart:style-name="ch10" chart:values-cell-range-address="bench_results.D16:bench_results.D33" chart:label-cell-address="bench_results.A16:bench_results.A16" chart:class="chart:scatter">
            <chart:domain table:cell-range-address="bench_results.C16:bench_results.C33"/>
            <chart:data-point chart:repeated="18"/>
          </chart:series>
          <chart:series chart:style-name="ch11" chart:values-cell-range-address="bench_results.D62:bench_results.D68" chart:label-cell-address="bench_results.A62:bench_results.A62" chart:class="chart:scatter">
            <chart:domain table:cell-range-address="bench_results.C62:bench_results.C68"/>
            <chart:data-point chart:repeated="7"/>
          </chart:series>
          <chart:series chart:style-name="ch12" chart:values-cell-range-address="bench_results.D34:bench_results.D43" chart:label-cell-address="bench_results.A34:bench_results.A34" chart:class="chart:scatter">
            <chart:domain table:cell-range-address="bench_results.C34:bench_results.C43"/>
            <chart:data-point chart:repeated="10"/>
          </chart:series>
          <chart:series chart:style-name="ch13" chart:values-cell-range-address="bench_results.D44:bench_results.D61" chart:label-cell-address="bench_results.A44:bench_results.A44" chart:class="chart:scatter">
            <chart:domain table:cell-range-address="bench_results.C44:bench_results.C61"/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ar</text:p>
                <draw:g>
                  <svg:desc>bench_results.A16:bench_results.A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 sized (fully unaligned)</text:p>
                <draw:g>
                  <svg:desc>bench_results.A62:bench_results.A6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igmabus-64</text:p>
                <draw:g>
                  <svg:desc>bench_results.A34:bench_results.A3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igmabus-128</text:p>
                <draw:g>
                  <svg:desc>bench_results.A44:bench_results.A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bench_results.C16:bench_results.C33</svg:desc>
                </draw:g>
              </table:table-cell>
              <table:table-cell office:value-type="float" office:value="10.957011365">
                <text:p>10.957011365</text:p>
                <draw:g>
                  <svg:desc>bench_results.D16:bench_results.D33</svg:desc>
                </draw:g>
              </table:table-cell>
              <table:table-cell office:value-type="float" office:value="2">
                <text:p>2</text:p>
                <draw:g>
                  <svg:desc>bench_results.C62:bench_results.C68</svg:desc>
                </draw:g>
              </table:table-cell>
              <table:table-cell office:value-type="float" office:value="12.798372576">
                <text:p>12.798372576</text:p>
                <draw:g>
                  <svg:desc>bench_results.D62:bench_results.D68</svg:desc>
                </draw:g>
              </table:table-cell>
              <table:table-cell office:value-type="float" office:value="2">
                <text:p>2</text:p>
                <draw:g>
                  <svg:desc>bench_results.C34:bench_results.C43</svg:desc>
                </draw:g>
              </table:table-cell>
              <table:table-cell office:value-type="float" office:value="15.99530891">
                <text:p>15.99530891</text:p>
                <draw:g>
                  <svg:desc>bench_results.D34:bench_results.D43</svg:desc>
                </draw:g>
              </table:table-cell>
              <table:table-cell office:value-type="float" office:value="2">
                <text:p>2</text:p>
                <draw:g>
                  <svg:desc>bench_results.C44:bench_results.C61</svg:desc>
                </draw:g>
              </table:table-cell>
              <table:table-cell office:value-type="float" office:value="17.305166686">
                <text:p>17.305166686</text:p>
                <draw:g>
                  <svg:desc>bench_results.D44:bench_results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08862979">
                <text:p>12.08862979</text:p>
              </table:table-cell>
              <table:table-cell office:value-type="float" office:value="3">
                <text:p>3</text:p>
              </table:table-cell>
              <table:table-cell office:value-type="float" office:value="22.628473106">
                <text:p>22.628473106</text:p>
              </table:table-cell>
              <table:table-cell office:value-type="float" office:value="4">
                <text:p>4</text:p>
              </table:table-cell>
              <table:table-cell office:value-type="float" office:value="14.135680075">
                <text:p>14.135680075</text:p>
              </table:table-cell>
              <table:table-cell office:value-type="float" office:value="4">
                <text:p>4</text:p>
              </table:table-cell>
              <table:table-cell office:value-type="float" office:value="16.377595865">
                <text:p>16.377595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4.539981003">
                <text:p>14.539981003</text:p>
              </table:table-cell>
              <table:table-cell office:value-type="float" office:value="4">
                <text:p>4</text:p>
              </table:table-cell>
              <table:table-cell office:value-type="float" office:value="33.611510201">
                <text:p>33.611510201</text:p>
              </table:table-cell>
              <table:table-cell office:value-type="float" office:value="8">
                <text:p>8</text:p>
              </table:table-cell>
              <table:table-cell office:value-type="float" office:value="15.254001775">
                <text:p>15.254001775</text:p>
              </table:table-cell>
              <table:table-cell office:value-type="float" office:value="8">
                <text:p>8</text:p>
              </table:table-cell>
              <table:table-cell office:value-type="float" office:value="13.427358583">
                <text:p>13.427358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.581277906">
                <text:p>16.581277906</text:p>
              </table:table-cell>
              <table:table-cell office:value-type="float" office:value="5">
                <text:p>5</text:p>
              </table:table-cell>
              <table:table-cell office:value-type="float" office:value="42.88552393">
                <text:p>42.88552393</text:p>
              </table:table-cell>
              <table:table-cell office:value-type="float" office:value="16">
                <text:p>16</text:p>
              </table:table-cell>
              <table:table-cell office:value-type="float" office:value="15.88934248">
                <text:p>15.88934248</text:p>
              </table:table-cell>
              <table:table-cell office:value-type="float" office:value="16">
                <text:p>16</text:p>
              </table:table-cell>
              <table:table-cell office:value-type="float" office:value="14.055083414">
                <text:p>14.055083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9.426216994">
                <text:p>19.426216994</text:p>
              </table:table-cell>
              <table:table-cell office:value-type="float" office:value="6">
                <text:p>6</text:p>
              </table:table-cell>
              <table:table-cell office:value-type="float" office:value="58.472354997">
                <text:p>58.472354997</text:p>
              </table:table-cell>
              <table:table-cell office:value-type="float" office:value="24">
                <text:p>24</text:p>
              </table:table-cell>
              <table:table-cell office:value-type="float" office:value="16.935671882">
                <text:p>16.935671882</text:p>
              </table:table-cell>
              <table:table-cell office:value-type="float" office:value="24">
                <text:p>24</text:p>
              </table:table-cell>
              <table:table-cell office:value-type="float" office:value="15.774642259">
                <text:p>15.774642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7.712284759">
                <text:p>17.712284759</text:p>
              </table:table-cell>
              <table:table-cell office:value-type="float" office:value="7">
                <text:p>7</text:p>
              </table:table-cell>
              <table:table-cell office:value-type="float" office:value="62.871186083">
                <text:p>62.871186083</text:p>
              </table:table-cell>
              <table:table-cell office:value-type="float" office:value="32">
                <text:p>32</text:p>
              </table:table-cell>
              <table:table-cell office:value-type="float" office:value="19.806092498">
                <text:p>19.806092498</text:p>
              </table:table-cell>
              <table:table-cell office:value-type="float" office:value="32">
                <text:p>32</text:p>
              </table:table-cell>
              <table:table-cell office:value-type="float" office:value="16.278652426">
                <text:p>16.278652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8.025869831">
                <text:p>18.025869831</text:p>
              </table:table-cell>
              <table:table-cell office:value-type="float" office:value="8">
                <text:p>8</text:p>
              </table:table-cell>
              <table:table-cell office:value-type="float" office:value="82.535097074">
                <text:p>82.535097074</text:p>
              </table:table-cell>
              <table:table-cell office:value-type="float" office:value="40">
                <text:p>40</text:p>
              </table:table-cell>
              <table:table-cell office:value-type="float" office:value="14.028571989">
                <text:p>14.028571989</text:p>
              </table:table-cell>
              <table:table-cell office:value-type="float" office:value="40">
                <text:p>40</text:p>
              </table:table-cell>
              <table:table-cell office:value-type="float" office:value="17.198951583">
                <text:p>17.198951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20.072421964">
                <text:p>20.07242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5.06326645">
                <text:p>15.06326645</text:p>
              </table:table-cell>
              <table:table-cell office:value-type="float" office:value="48">
                <text:p>48</text:p>
              </table:table-cell>
              <table:table-cell office:value-type="float" office:value="15.253762502">
                <text:p>15.253762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22.425434252">
                <text:p>22.425434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13.852327753">
                <text:p>13.852327753</text:p>
              </table:table-cell>
              <table:table-cell office:value-type="float" office:value="56">
                <text:p>56</text:p>
              </table:table-cell>
              <table:table-cell office:value-type="float" office:value="14.770781969">
                <text:p>14.7707819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21.615021481">
                <text:p>21.61502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7.145104143">
                <text:p>17.145104143</text:p>
              </table:table-cell>
              <table:table-cell office:value-type="float" office:value="64">
                <text:p>64</text:p>
              </table:table-cell>
              <table:table-cell office:value-type="float" office:value="16.347780559">
                <text:p>16.347780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">
                <text:p>72</text:p>
              </table:table-cell>
              <table:table-cell office:value-type="float" office:value="20.685416582">
                <text:p>20.685416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14.846441985">
                <text:p>14.846441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20.896958737">
                <text:p>20.89695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14.942201661">
                <text:p>14.942201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25.497670134">
                <text:p>25.49767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6.839065503">
                <text:p>16.839065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">
                <text:p>96</text:p>
              </table:table-cell>
              <table:table-cell office:value-type="float" office:value="26.792067381">
                <text:p>26.792067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16.783973337">
                <text:p>16.7839733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">
                <text:p>104</text:p>
              </table:table-cell>
              <table:table-cell office:value-type="float" office:value="28.877368029">
                <text:p>28.877368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18.738731587">
                <text:p>18.738731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">
                <text:p>112</text:p>
              </table:table-cell>
              <table:table-cell office:value-type="float" office:value="29.69473442">
                <text:p>29.69473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15.601439722">
                <text:p>15.6014397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">
                <text:p>120</text:p>
              </table:table-cell>
              <table:table-cell office:value-type="float" office:value="30.478664665">
                <text:p>30.478664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7.917137343">
                <text:p>17.917137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8">
                <text:p>128</text:p>
              </table:table-cell>
              <table:table-cell office:value-type="float" office:value="42.190190895">
                <text:p>42.190190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17.203005851">
                <text:p>17.203005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